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fo:color="#000000" style:font-name="Times New Roman" style:text-underline-style="none" fo:font-weight="normal" fo:background-color="transparent" style:font-weight-asian="normal" style:font-weight-complex="normal"/>
    </style:style>
    <style:style style:name="P2" style:family="paragraph" style:parent-style-name="BODY">
      <style:text-properties fo:color="#000000" style:font-name="Times New Roman" fo:font-size="12pt" fo:language="zxx" fo:country="none" style:text-underline-style="none" fo:font-weight="normal" fo:background-color="transparent" style:font-name-asian="Verdana" style:font-size-asian="12pt" style:language-asian="zxx" style:country-asian="none" style:font-weight-asian="normal" style:font-name-complex="Verdana" style:font-size-complex="12pt" style:language-complex="zxx" style:country-complex="none" style:font-weight-complex="normal"/>
    </style:style>
    <style:style style:name="P3" style:family="paragraph" style:parent-style-name="BODY">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4" style:family="paragraph" style:parent-style-name="BODY">
      <style:paragraph-properties fo:margin-left="0cm" fo:margin-right="0cm" fo:margin-top="0.106cm" fo:margin-bottom="0.106cm" fo:text-align="start" style:justify-single-word="false" fo:text-indent="0cm" style:auto-text-indent="false" style:text-autospace="none" style:writing-mode="lr-tb"/>
      <style:text-properties fo:color="#000000" style:font-name="Times New Roman" fo:font-size="12pt" fo:language="zxx" fo:country="none" style:text-underline-style="none" fo:font-weight="normal" fo:background-color="transparent" style:font-name-asian="Verdana" style:font-size-asian="12pt" style:language-asian="zxx" style:country-asian="none" style:font-weight-asian="normal" style:font-name-complex="Verdana" style:font-size-complex="12pt" style:language-complex="zxx" style:country-complex="none" style:font-weight-complex="normal"/>
    </style:style>
    <style:style style:name="P5" style:family="paragraph" style:parent-style-name="BODY">
      <style:paragraph-properties fo:margin-left="0cm" fo:margin-right="0cm" fo:margin-top="0.106cm" fo:margin-bottom="0.106cm" fo:text-align="start" style:justify-single-word="false" fo:text-indent="0cm" style:auto-text-indent="false" style:text-autospace="none" style:writing-mode="lr-tb"/>
      <style:text-properties fo:color="#000000" style:font-name="Times New Roman" style:text-underline-style="none" fo:font-weight="normal" fo:background-color="transparent" style:font-weight-asian="normal" style:font-weight-complex="normal"/>
    </style:style>
    <style:style style:name="P6" style:family="paragraph" style:parent-style-name="BODY">
      <style:paragraph-properties fo:margin-left="0cm" fo:margin-right="0cm" fo:margin-top="0.106cm" fo:margin-bottom="0.106cm" fo:text-align="start" style:justify-single-word="false" fo:text-indent="0cm" style:auto-text-indent="false" style:text-autospace="none" style:writing-mode="lr-tb"/>
    </style:style>
    <style:style style:name="P7" style:family="paragraph" style:parent-style-name="_5b_Normal_5d_">
      <style:paragraph-properties fo:margin-left="0cm" fo:margin-right="0cm" fo:margin-top="0.106cm" fo:margin-bottom="0.106cm" fo:text-align="start" style:justify-single-word="false" fo:text-indent="0cm" style:auto-text-indent="false" style:text-autospace="none" style:writing-mode="lr-tb"/>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8" style:family="paragraph" style:parent-style-name="_5b_Normal_5d_">
      <style:paragraph-properties fo:margin-left="0cm" fo:margin-right="0cm" fo:margin-top="0.106cm" fo:margin-bottom="0.106cm" fo:text-align="start" style:justify-single-word="false" fo:text-indent="0cm" style:auto-text-indent="false" style:text-autospace="none" style:writing-mode="lr-tb"/>
      <style:text-properties fo:color="#000000" style:font-name="Times New Roman" fo:font-size="12pt" fo:language="zxx" fo:country="none" style:text-underline-style="none" fo:font-weight="normal" fo:background-color="transparent" style:font-name-asian="Verdana" style:font-size-asian="12pt" style:language-asian="zxx" style:country-asian="none" style:font-weight-asian="normal" style:font-name-complex="Verdana" style:font-size-complex="12pt" style:language-complex="zxx" style:country-complex="none" style:font-weight-complex="normal"/>
    </style:style>
    <style:style style:name="P9" style:family="paragraph" style:parent-style-name="_5b_Normal_5d_">
      <style:paragraph-properties fo:margin-left="0cm" fo:margin-right="0cm" fo:margin-top="0.106cm" fo:margin-bottom="0.106cm" fo:text-align="start" style:justify-single-word="false" fo:text-indent="0cm" style:auto-text-indent="false" style:text-autospace="none" style:writing-mode="lr-tb"/>
      <style:text-properties fo:color="#000000" style:font-name="Times New Roman" style:text-underline-style="none" fo:font-weight="normal" fo:background-color="transparent" style:font-weight-asian="normal" style:font-weight-complex="normal"/>
    </style:style>
    <style:style style:name="P10" style:family="paragraph" style:parent-style-name="Standard">
      <style:paragraph-properties fo:margin-left="0cm" fo:margin-right="0cm" fo:margin-top="0.106cm" fo:margin-bottom="0.106cm" fo:text-align="start" style:justify-single-word="false" fo:text-indent="0cm" style:auto-text-indent="false" style:text-autospace="none" style:writing-mode="lr-tb"/>
      <style:text-properties fo:color="#000000" style:font-name="Times New Roman" style:text-underline-style="none" fo:font-weight="normal" fo:background-color="transparent" style:font-weight-asian="normal" style:font-weight-complex="normal"/>
    </style:style>
    <style:style style:name="P11" style:family="paragraph" style:parent-style-name="Standard">
      <style:text-properties fo:color="#000000" style:font-name="Times New Roman" fo:font-size="16pt" style:text-underline-style="none" fo:font-weight="normal" fo:background-color="transparent"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color="#000000" style:font-name="Times New Roman" fo:font-size="16pt" style:text-underline-style="none" fo:font-weight="normal" fo:background-color="transparent" style:font-size-asian="16pt" style:font-weight-asian="normal" style:font-size-complex="16pt" style:font-weight-complex="normal"/>
    </style:style>
    <style:style style:name="P13" style:family="paragraph" style:parent-style-name="Standard">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16" style:family="paragraph" style:parent-style-name="Standard">
      <style:text-properties fo:color="#000000" style:font-name="Times New Roman" fo:font-size="12pt" fo:language="zxx" fo:country="none" style:text-underline-style="none" fo:font-weight="normal" fo:background-color="transparent" style:font-name-asian="Verdana" style:font-size-asian="12pt" style:language-asian="zxx" style:country-asian="none" style:font-weight-asian="normal" style:font-name-complex="Verdana" style:font-size-complex="12pt" style:language-complex="zxx" style:country-complex="none" style:font-weight-complex="normal"/>
    </style:style>
    <style:style style:name="P17" style:family="paragraph" style:parent-style-name="Standard">
      <style:paragraph-properties fo:text-align="center" style:justify-single-word="false"/>
      <style:text-properties fo:color="#000000" style:font-name="Times New Roman" fo:font-size="12pt" fo:language="zxx" fo:country="none" style:text-underline-style="none" fo:font-weight="normal" fo:background-color="transparent" style:font-name-asian="Verdana" style:font-size-asian="12pt" style:language-asian="zxx" style:country-asian="none" style:font-weight-asian="normal" style:font-name-complex="Verdana"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color="#000000" style:font-name="Times New Roman" fo:font-size="12pt" fo:language="zxx" fo:country="none" style:text-underline-style="none" fo:font-weight="normal" fo:background-color="transparent" style:font-name-asian="Verdana" style:font-size-asian="12pt" style:language-asian="zxx" style:country-asian="none" style:font-weight-asian="normal" style:font-name-complex="Verdana" style:font-size-complex="12pt" style:language-complex="zxx" style:country-complex="none" style:font-weight-complex="normal"/>
    </style:style>
    <style:style style:name="P19" style:family="paragraph" style:parent-style-name="Standard">
      <style:text-properties fo:color="#000000" style:font-name="Times New Roman" style:text-underline-style="none" fo:font-weight="normal" fo:background-color="transparent" style:font-weight-asian="normal" style:font-weight-complex="normal"/>
    </style:style>
    <style:style style:name="P20" style:family="paragraph" style:parent-style-name="Standard">
      <style:paragraph-properties fo:text-align="center" style:justify-single-word="false"/>
      <style:text-properties fo:color="#000000" style:font-name="Times New Roman" fo:font-size="14pt" style:text-underline-style="none" fo:font-weight="bold" fo:background-color="transparent" style:font-size-asian="14pt" style:font-weight-asian="bold" style:font-size-complex="14pt" style:font-weight-complex="bold"/>
    </style:style>
    <style:style style:name="P21" style:family="paragraph" style:parent-style-name="_5b_Normal_5d_">
      <style:text-properties fo:color="#000000" style:font-name="Times New Roman" fo:font-size="12pt" fo:language="zxx" fo:country="none" style:text-underline-style="none" fo:font-weight="normal" fo:background-color="transparent" style:font-name-asian="Verdana" style:font-size-asian="12pt" style:language-asian="zxx" style:country-asian="none" style:font-weight-asian="normal" style:font-name-complex="Verdana" style:font-size-complex="12pt" style:language-complex="zxx" style:country-complex="none" style:font-weight-complex="normal"/>
    </style:style>
    <style:style style:name="P22" style:family="paragraph" style:parent-style-name="Standard" style:list-style-name="L1">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23" style:family="paragraph" style:parent-style-name="Standard" style:list-style-name="L2">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24" style:family="paragraph" style:parent-style-name="Standard" style:list-style-name="L3">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25" style:family="paragraph" style:parent-style-name="Standard" style:list-style-name="L4">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26" style:family="paragraph" style:parent-style-name="Standard" style:list-style-name="L5">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27" style:family="paragraph" style:parent-style-name="Standard" style:list-style-name="L6">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28" style:family="paragraph" style:parent-style-name="Standard" style:list-style-name="L7">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29" style:family="paragraph" style:parent-style-name="Standard" style:list-style-name="L8">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30" style:family="paragraph" style:parent-style-name="Standard" style:list-style-name="L9">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31" style:family="paragraph" style:parent-style-name="Standard" style:list-style-name="L10">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32" style:family="paragraph" style:parent-style-name="Standard" style:list-style-name="L11">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33" style:family="paragraph" style:parent-style-name="Standard" style:list-style-name="L12">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34" style:family="paragraph" style:parent-style-name="Standard" style:list-style-name="L13">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35" style:family="paragraph" style:parent-style-name="Standard" style:list-style-name="L14">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36" style:family="paragraph" style:parent-style-name="Standard" style:list-style-name="L15">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37" style:family="paragraph" style:parent-style-name="Standard" style:list-style-name="L16">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38" style:family="paragraph" style:parent-style-name="Standard">
      <style:text-properties fo:color="#292f33" style:font-name="Verdana" fo:font-size="12pt" fo:language="zxx" fo:country="none" style:text-underline-style="none" fo:font-weight="normal" fo:background-color="transparent" style:font-name-asian="Verdana" style:font-size-asian="12pt" style:language-asian="zxx" style:country-asian="none" style:font-weight-asian="normal" style:font-name-complex="Verdana" style:font-size-complex="12pt" style:language-complex="zxx" style:country-complex="none" style:font-weight-complex="normal"/>
    </style:style>
    <style:style style:name="T1" style:family="text">
      <style:text-properties fo:font-size="12pt" style:font-size-asian="12pt" style:font-size-complex="12pt"/>
    </style:style>
    <style:style style:name="T2" style:family="text">
      <style:text-properties fo:font-size="12pt" fo:language="zxx" fo:country="none" style:font-name-asian="Verdana" style:font-size-asian="12pt" style:language-asian="zxx" style:country-asian="none" style:font-name-complex="Verdana" style:font-size-complex="12pt" style:language-complex="zxx" style:country-complex="none"/>
    </style:style>
    <style:style style:name="T3" style:family="text">
      <style:text-properties fo:font-size="12pt" fo:language="zxx" fo:country="none" fo:font-style="italic" style:font-name-asian="Verdana" style:font-size-asian="12pt" style:language-asian="zxx" style:country-asian="none" style:font-style-asian="italic" style:font-name-complex="Verdana" style:font-size-complex="12pt" style:language-complex="zxx" style:country-complex="none" style:font-style-complex="italic"/>
    </style:style>
    <style:style style:name="T4" style:family="text">
      <style:text-properties fo:language="zxx" fo:country="none" style:font-name-asian="Verdana" style:language-asian="zxx" style:country-asian="none" style:font-name-complex="Verdana" style:language-complex="zxx" style:country-complex="none"/>
    </style:style>
    <style:style style:name="T5" style:family="text">
      <style:text-properties fo:language="zxx" fo:country="none" fo:font-style="italic" style:font-name-asian="Verdana" style:language-asian="zxx" style:country-asian="none" style:font-style-asian="italic" style:font-name-complex="Verdana" style:language-complex="zxx" style:country-complex="none" style:font-style-complex="italic"/>
    </style:style>
    <style:style style:name="T6" style:family="text">
      <style:text-properties fo:font-style="italic" style:font-style-asian="italic" style:font-style-complex="italic"/>
    </style:style>
    <style:style style:name="T7" style:family="text">
      <style:text-properties fo:color="#8d7221" style:font-name="Verdana" fo:font-size="12pt" fo:language="zxx" fo:country="none" fo:font-weight="bold" style:font-name-asian="Verdana" style:font-size-asian="12pt" style:language-asian="zxx" style:country-asian="none" style:font-weight-asian="bold" style:font-name-complex="Verdana" style:font-size-complex="12pt" style:language-complex="zxx" style:country-complex="none" style:font-weight-complex="bold"/>
    </style:style>
    <style:style style:name="T8" style:family="text">
      <style:text-properties fo:color="#8d7221" style:font-name="Verdana" fo:language="zxx" fo:country="none" fo:font-weight="bold" style:font-name-asian="Verdana" style:language-asian="zxx" style:country-asian="none" style:font-weight-asian="bold" style:font-name-complex="Verdana" style:language-complex="zxx" style:country-complex="none" style:font-weight-complex="bold"/>
    </style:style>
    <style:style style:name="T9" style:family="text">
      <style:text-properties fo:color="#292f33" style:font-name="Verdana" fo:font-size="12pt" fo:language="zxx" fo:country="none" style:font-name-asian="Verdana" style:font-size-asian="12pt" style:language-asian="zxx" style:country-asian="none" style:font-name-complex="Verdana" style:font-size-complex="12pt" style:language-complex="zxx" style:country-complex="none"/>
    </style:style>
    <style:style style:name="T10" style:family="text">
      <style:text-properties fo:color="#292f33" style:font-name="Verdana" fo:language="zxx" fo:country="none" style:font-name-asian="Verdana" style:language-asian="zxx" style:country-asian="none" style:font-name-complex="Verdana" style:language-complex="zxx" style:country-complex="none"/>
    </style:style>
    <style:style style:name="T11" style:family="text">
      <style:text-properties fo:color="#757575" style:font-name="Verdana" fo:font-size="12pt" fo:language="zxx" fo:country="none" fo:font-style="italic" style:font-name-asian="Verdana" style:font-size-asian="12pt" style:language-asian="zxx" style:country-asian="none" style:font-style-asian="italic" style:font-name-complex="Verdana" style:font-size-complex="12pt" style:language-complex="zxx" style:country-complex="none" style:font-style-complex="italic"/>
    </style:style>
    <style:style style:name="T12" style:family="text">
      <style:text-properties fo:color="#757575" style:font-name="Verdana" fo:language="zxx" fo:country="none" fo:font-style="italic" style:font-name-asian="Verdana" style:language-asian="zxx" style:country-asian="none" style:font-style-asian="italic" style:font-name-complex="Verdana" style:language-complex="zxx" style:country-complex="none" style:font-style-complex="italic"/>
    </style:style>
    <style:style style:name="T13" style:family="text">
      <style:text-properties fo:color="#238554" style:font-name="Verdana" fo:language="zxx" fo:country="none" style:text-underline-style="solid" style:text-underline-width="auto" style:text-underline-color="font-color" style:font-name-asian="Verdana" style:language-asian="zxx" style:country-asian="none" style:font-name-complex="Verdana" style:language-complex="zxx" style:country-complex="none"/>
    </style:style>
    <style:style style:name="T14" style:family="text">
      <style:text-properties style:font-name="Verdana" fo:language="zxx" fo:country="none" fo:background-color="#aed7fb" style:font-name-asian="Verdana" style:language-asian="zxx" style:country-asian="none" style:font-name-complex="Verdana" style:language-complex="zxx" style:country-complex="none"/>
    </style:style>
    <style:style style:name="T15" style:family="text">
      <style:text-properties fo:color="#218282" style:font-name="Verdana" fo:font-size="12pt" fo:language="zxx" fo:country="none" style:font-name-asian="Verdana" style:font-size-asian="12pt" style:language-asian="zxx" style:country-asian="none" style:font-name-complex="Verdana" style:font-size-complex="12pt" style:language-complex="zxx" style:country-complex="none"/>
    </style:style>
    <style:style style:name="T16" style:family="text">
      <style:text-properties fo:color="#218282" style:font-name="Verdana" fo:language="zxx" fo:country="none" style:font-name-asian="Verdana" style:language-asian="zxx" style:country-asian="none" style:font-name-complex="Verdana"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 Page</text:p>
      <text:p text:style-name="P11">linked to _____ The Gospel Main Page</text:p>
      <text:p text:style-name="P11"/>
      <text:p text:style-name="P12">The Gospel Main </text:p>
      <text:list xml:id="list826588645833298638" text:style-name="L1">
        <text:list-header>
          <text:p text:style-name="P22"/>
        </text:list-header>
      </text:list>
      <text:p text:style-name="P14">This is the gospel that you need to believe in order to be saved, to be forgiven of all your sins and know where you will spend eternity when you die.</text:p>
      <text:p text:style-name="P13"><text:tab/><text:tab/></text:p>
      <text:p text:style-name="P13"><text:tab/>1 Corinthians 15:1-4 KJV</text:p>
      <text:p text:style-name="P13"/>
      <text:p text:style-name="P2">Moreover, brethren, I declare unto you the gospel which I preached unto you, which also ye have received, and wherein ye stand;</text:p>
      <text:p text:style-name="P4">By which also ye are saved, if ye keep in memory what I preached unto you, unless ye have believed in vain.</text:p>
      <text:p text:style-name="P4">For I delivered unto you first of all that which I also received, how that Christ died for our sins according to the scriptures;</text:p>
      <text:p text:style-name="P4"><text:s/>And that he was buried, and that he rose again the third day according to the scriptures:</text:p>
      <text:p text:style-name="P14"/>
      <text:p text:style-name="P14">Why you must be saved</text:p>
      <text:p text:style-name="P14"/>
      <text:p text:style-name="P13">God has made a way for us to be forgiven by believing the gospel, if a person doesn't believe they will die in their sins, sadly this is the result for not believing as written in the scriptures.</text:p>
      <text:p text:style-name="P13"><text:tab/><text:tab/></text:p>
      <text:p text:style-name="P13"><text:tab/>2 Thessalonians 1:8-9 KJV</text:p>
      <text:p text:style-name="P13"/>
      <text:p text:style-name="P16">In flaming fire taking vengeance on them that know not God, and that obey not the gospel of our Lord Jesus Christ:</text:p>
      <text:p text:style-name="P4"><text:s/>Who shall be punished with everlasting destruction from the presence of the Lord, and from the glory of his power;</text:p>
      <text:p text:style-name="P8"><text:tab/>2 Corinthians 5:10 KJV</text:p>
      <text:p text:style-name="P9"><text:span text:style-name="T2">For we must all appear before the </text:span><text:span text:style-name="T2">judgment seat</text:span><text:span text:style-name="T2"> of Christ; that every one may receive the things </text:span><text:span text:style-name="T3">done</text:span><text:span text:style-name="T2"> in </text:span><text:span text:style-name="T3">his</text:span><text:span text:style-name="T2"> body, according to that he hath done, whether </text:span><text:span text:style-name="T3">it be</text:span><text:span text:style-name="T2"> good or bad.</text:span></text:p>
      <text:p text:style-name="P13"/>
      <text:p text:style-name="P14">Who is God</text:p>
      <text:p text:style-name="P14">The scriptures tell us who God is. <text:s/>Christ is God he is that Spirit. <text:s/>The creator of all things. There is no trinity. <text:s/>Christ is our God and He gave himself for our sins, so when we believe we can spend eternity with him.</text:p>
      <text:p text:style-name="P14"/>
      <text:p text:style-name="P19"><text:span text:style-name="T1"><text:tab/></text:span><text:span text:style-name="T2">2 Corinthians 5:19 </text:span></text:p>
      <text:p text:style-name="P16">To wit, that God was in Christ, reconciling the world unto himself, not imputing their trespasses unto them; and hath committed unto us the word of reconciliation.</text:p>
      <text:p text:style-name="P16"/>
      <text:p text:style-name="P19"><text:span text:style-name="T1"><text:tab/><text:tab/></text:span><text:span text:style-name="T2">1 Timothy 3:16 KJV</text:span></text:p>
      <text:p text:style-name="P16">And without controversy great is the mystery of godliness: God was manifest in the flesh, justified in the Spirit, seen of angels, preached unto the Gentiles, believed on in the world, received up into glory.</text:p>
      <text:p text:style-name="P16"/>
      <text:p text:style-name="P19"><text:span text:style-name="T1"><text:tab/><text:tab/></text:span><text:span text:style-name="T2">Ephesians 3:9 KJV </text:span></text:p>
      <text:p text:style-name="P19"><text:soft-page-break/><text:span text:style-name="T2">And to make all </text:span><text:span text:style-name="T3">men</text:span><text:span text:style-name="T2"> see what </text:span><text:span text:style-name="T3">is</text:span><text:span text:style-name="T2"> the fellowship of the mystery, which from the beginning of the world hath been hid in God, who created all things by Jesus Christ:</text:span></text:p>
      <text:p text:style-name="P16"/>
      <text:p text:style-name="P19"><text:span text:style-name="T2"><text:tab/></text:span><text:span text:style-name="T2">Colosians 1:16 KJV</text:span><text:span text:style-name="T2"> </text:span></text:p>
      <text:p text:style-name="P19"><text:span text:style-name="T2">For by him were all things created, that are in heaven, and that are in earth, visible and invisible, whether </text:span><text:span text:style-name="T3">they be</text:span><text:span text:style-name="T2"> thrones, or dominions, or principalities, or powers: all things were created by him, and for him:</text:span></text:p>
      <text:p text:style-name="P16"/>
      <text:p text:style-name="P1"><text:span text:style-name="T2"><text:tab/>1 Timothy 6:15 KJV</text:span><text:span text:style-name="T2"> </text:span></text:p>
      <text:p text:style-name="P1"><text:span text:style-name="T2">Which in his times he shall shew, </text:span><text:span text:style-name="T3">who is</text:span><text:span text:style-name="T2"> the blessed and only Potentate, the King of kings, and Lord of lords;</text:span></text:p>
      <text:p text:style-name="P21"/>
      <text:p text:style-name="P5"><text:span text:style-name="T2"><text:tab/></text:span><text:span text:style-name="T2">1 Timothy 6:16 KJV</text:span></text:p>
      <text:p text:style-name="P5"><text:span text:style-name="T2">Who only hath immortality, dwelling in the light which no man can approach unto; whom no man hath seen, nor can see: to whom </text:span><text:span text:style-name="T3">be</text:span><text:span text:style-name="T2"> honour and power everlasting. Amen.</text:span></text:p>
      <text:p text:style-name="P8"/>
      <text:p text:style-name="P19"><text:span text:style-name="T2"><text:tab/></text:span><text:span text:style-name="T2">Titus 2:13 KJV </text:span></text:p>
      <text:p text:style-name="P16"><text:s/>Looking for that blessed hope, and the glorious appearing of the great God and our Saviour Jesus Christ;</text:p>
      <text:p text:style-name="P16"/>
      <text:p text:style-name="P16"><text:tab/>2 Corinthians 3:17 KJV </text:p>
      <text:p text:style-name="P19"><text:span text:style-name="T2">Now the Lord is that Spirit: and where the Spirit of the Lord </text:span><text:span text:style-name="T3">is,</text:span><text:span text:style-name="T2"> there </text:span><text:span text:style-name="T3">is</text:span><text:span text:style-name="T2"> liberty.</text:span></text:p>
      <text:p text:style-name="P16"/>
      <text:p text:style-name="P13"/>
      <text:p text:style-name="P14">What happens if you get saved?</text:p>
      <text:p text:style-name="P15">If you believe the gospel, how that Christ died for our sins, that he was buried and that he rose again according to the scriptures, you will know you are saved because Christ will come to live in you, you will be forgiven for all your sins and when you die you will spend eternity with him in the heavenly places. <text:s/>You will be quickened or made alive.</text:p>
      <text:p text:style-name="P16"/>
      <text:p text:style-name="P7"><text:span text:style-name="T4">Colosians 1:27 KJV To whom God would make known what </text:span><text:span text:style-name="T5">is</text:span><text:span text:style-name="T4"> the riches of the glory of this mystery among the Gentiles; which is Christ in you, the hope of glory:</text:span></text:p>
      <text:p text:style-name="P8"/>
      <text:p text:style-name="P8">1 Timothy 1:16 KJV Howbeit for this cause I obtained mercy, that in me first Jesus Christ might shew forth all longsuffering, for a pattern to them which should hereafter believe on him to life everlasting.</text:p>
      <text:p text:style-name="P4">Ephesians 1:3 KJV Blessed be the God and Father of our Lord Jesus Christ, who hath blessed us with all spiritual blessings in heavenly places in Christ:</text:p>
      <text:p text:style-name="P4">Ephesians 1:20 KJV Which he wrought in Christ, when he raised him from the dead, and set him at his own right hand in the heavenly places,</text:p>
      <text:p text:style-name="P4">Ephesians 2:6 KJV And hath raised us up together, and made us sit together in heavenly places in Christ Jesus:</text:p>
      <text:p text:style-name="P8"/>
      <text:p text:style-name="P16">Colosians 2:13 KJV And you, being dead in your sins and the uncircumcision of your flesh, hath he quickened together with him, having forgiven you all trespasses;</text:p>
      <text:p text:style-name="P4">Ephesians 1:7 KJV In whom we have redemption through his blood, the forgiveness of sins, according to the riches of his grace;</text:p>
      <text:p text:style-name="P16">Ephesians 4:32 KJV <text:s/>And be ye kind one to another, tenderhearted, forgiving one <text:tab/><text:soft-page-break/><text:tab/>another, even as God for Christ's sake hath forgiven you.</text:p>
      <text:p text:style-name="P16"/>
      <text:p text:style-name="P16"><text:tab/><text:tab/></text:p>
      <text:p text:style-name="P16"><text:tab/><text:tab/></text:p>
      <text:p text:style-name="P16">Once you are saced it cannot be undone, meaning you cannot be unforgiven or lose your salvation, You will be saved and sealed, God promised eternal life and has provided a way for us to be right with Him. <text:s/>God cannot lie.</text:p>
      <text:p text:style-name="P10"><text:span text:style-name="T2">Ephesians 1:13 KJV <text:s/>In whom ye also </text:span><text:span text:style-name="T3">trusted,</text:span><text:span text:style-name="T2"> after that ye heard the word of truth, the gospel of your salvation: in whom also after that ye believed, ye were sealed with that holy Spirit of promise,</text:span></text:p>
      <text:p text:style-name="P13"><text:tab/><text:tab/></text:p>
      <text:p text:style-name="P4"/>
      <text:p text:style-name="P8"/>
      <text:p text:style-name="P13"><text:tab/></text:p>
      <text:p text:style-name="P13"><text:tab/>If you get saved by believing the gospel, not only will Christ come to live in you but you you will be baptized into His body, a member of the church of the body of Christ. <text:s/>Not a physical one but a spiritual one.</text:p>
      <text:p text:style-name="P13"/>
      <text:p text:style-name="P19"><text:span text:style-name="T1"><text:tab/><text:tab/></text:span><text:span text:style-name="T2">Ephesians 5:29 KJV </text:span></text:p>
      <text:p text:style-name="P16"><text:s/>For no man ever yet hated his own flesh; but nourisheth and cherisheth it, even as the Lord the church:</text:p>
      <text:p text:style-name="P4"><text:tab/><text:tab/>Ephesians 5:30 KJV </text:p>
      <text:p text:style-name="P4">For we are members of his body, of his flesh, and of his bones.</text:p>
      <text:p text:style-name="P8"><text:tab/><text:tab/>1Corinthians 12:13 KJV </text:p>
      <text:p text:style-name="P9"><text:span text:style-name="T2">For by one Spirit are we all baptized into one body, whether </text:span><text:span text:style-name="T3">we be</text:span><text:span text:style-name="T2"> Jews or Gentiles, whether </text:span><text:span text:style-name="T3">we be</text:span><text:span text:style-name="T2"> bond or free; and have been all made to drink into one Spirit.</text:span></text:p>
      <text:p text:style-name="P8"><text:tab/><text:tab/>Ephesians <text:s/>3:6 KJV</text:p>
      <text:p text:style-name="P8"><text:s/>That the Gentiles should be fellowheirs, and of the same body, and partakers of his promise in Christ by the gospel:</text:p>
      <text:p text:style-name="P13"/>
      <text:p text:style-name="P14">If you are saved.</text:p>
      <text:p text:style-name="P14"/>
      <text:p text:style-name="P13">If you are saved you only need to read the scriptures for yourself and not listen to a man's interpretation of scriptures, Paul writes in his letters to be followers of him, to hold fast the form of sound words we heard of him, to read his scriptures daily in order to please God.</text:p>
      <text:p text:style-name="P13"/>
      <text:p text:style-name="P16">2Ti_1:13 KJV Hold fast the form of sound words, which thou hast heard of me, in faith and love which is in Christ Jesus.</text:p>
      <text:p text:style-name="P16"/>
      <text:p text:style-name="P16">1Corinthians 4:16 KJV <text:s/>Wherefore I beseech you, be ye followers of me.</text:p>
      <text:p text:style-name="P16">2 Titus 2:7 KJV Consider what I say; and the Lord give thee understanding in all things.</text:p>
      <text:p text:style-name="P16">Ephesians 3:4 KJV Whereby, when ye read, ye may understand my knowledge in the mystery of Christ)</text:p>
      <text:p text:style-name="P16">1 Corinthians 14:37 KJV If any man think himself to be a prophet, or spiritual, let him acknowledge that the things that I write unto you are the commandments of the Lord.</text:p>
      <text:p text:style-name="P16"/>
      <text:p text:style-name="P16">1Thessalonians 2:13 KJV <text:s/>For this cause also thank we God without ceasing, because, when ye received the word of God which ye heard of us, ye received <text:span text:style-name="T6">it</text:span> not <text:span text:style-name="T6">as</text:span> the word of men, but as it is in truth, the word of God, which effectually worketh also in you that believe.</text:p>
      <text:p text:style-name="P16"><text:soft-page-break/></text:p>
      <text:p text:style-name="P16"/>
      <text:p text:style-name="P17">Why we read for ourselves and not listen to men.</text:p>
      <text:p text:style-name="P17"/>
      <text:p text:style-name="P18">We read for ourselves Paul's 13 letters because they are the scriptures that were given to him from Christ, if we listen to what men say, they could be wrong and we could end up tossed to and fro. <text:s/>Paul warns in his scriptures about this, Paul tells us not to be part of a denomination. <text:s/>Its simple the scriptures given to Paul to give to us.</text:p>
      <text:p text:style-name="P13"/>
      <text:p text:style-name="P13"><text:tab/><text:tab/></text:p>
      <text:p text:style-name="P16">2 Corinthians10:12 KJV For we dare not make ourselves of the number, or compare ourselves with some that commend themselves: but they measuring themselves by themselves, and comparing themselves among themselves, are not wise.</text:p>
      <text:p text:style-name="P13"><text:span text:style-name="T4">Ephesians 4:14 KJV That we </text:span><text:span text:style-name="T5">henceforth</text:span><text:span text:style-name="T4"> be no more children, tossed to and fro, and carried about with every wind of doctrine, by the sleight of men, </text:span><text:span text:style-name="T5">and</text:span><text:span text:style-name="T4"> cunning craftiness, whereby they lie in wait to deceive;</text:span></text:p>
      <text:p text:style-name="P2">Romans 6:18 KJVFor they that are such serve not our Lord Jesus Christ, but their own belly; and by good words and fair speeches deceive the hearts of the simple.</text:p>
      <text:p text:style-name="P16"/>
      <text:p text:style-name="P13"/>
      <text:p text:style-name="P19"><text:span text:style-name="T1"><text:tab/><text:tab/></text:span><text:span text:style-name="T2">2Timothy 2:7 KJV Consider what I say; and the Lord give thee understanding in all things.</text:span></text:p>
      <text:p text:style-name="P16"><text:tab/><text:tab/>Ephesians 3:4 KJV <text:s/>Whereby, when ye read, ye may understand my knowledge in the mystery of Christ)</text:p>
      <text:p text:style-name="P16">Colosians 1:25 KJV Whereof I am made a minister, according to the dispensation of God which is given to me for you, to fulfil the word of God; </text:p>
      <text:p text:style-name="P16"/>
      <text:p text:style-name="P16"/>
      <text:p text:style-name="P16"><text:tab/><text:tab/></text:p>
      <text:p text:style-name="P16"/>
      <text:p text:style-name="P16"><text:tab/><text:tab/></text:p>
      <text:p text:style-name="P16"/>
      <text:p text:style-name="P13"><text:tab/><text:tab/>Pray</text:p>
      <text:p text:style-name="P19"><text:span text:style-name="T1"><text:tab/><text:tab/></text:span><text:span text:style-name="T2">Romans 12:12 KJV Rejoicing in hope; patient in tribulation; continuing instant in prayer;</text:span></text:p>
      <text:p text:style-name="P16"><text:tab/><text:tab/>Ephesians 6:18 KJV Praying always with all prayer and supplication in the Spirit, and watching thereunto with all perseverance and supplication for all saints;</text:p>
      <text:p text:style-name="P16"><text:tab/><text:tab/>Colosians 4:3 KJV Withal praying also for us, that God would open unto us a door of utterance, to speak the mystery of Christ, for which I am also in bonds:</text:p>
      <text:p text:style-name="P16"><text:tab/><text:tab/>1Thessalonians 3:10 KJV Night and day praying exceedingly that we might see your face, and might perfect that which is lacking in your faith?</text:p>
      <text:p text:style-name="P16"/>
      <text:p text:style-name="P13"><text:tab/><text:tab/>Walk Honestly</text:p>
      <text:p text:style-name="P19"><text:span text:style-name="T1"><text:tab/><text:tab/></text:span><text:span text:style-name="T2">1 Thessalonians 4:10 KJV</text:span></text:p>
      <text:p text:style-name="P16"><text:s/>And indeed ye do it toward all the brethren which are in all Macedonia: but we beseech you, brethren, that ye increase more and more;</text:p>
      <text:p text:style-name="P4">1Thessalonian 4:11 KJV </text:p>
      <text:p text:style-name="P5"><text:span text:style-name="T2">And that ye study to be quiet, and to do your own business, and to work with your own hands, as </text:span><text:span text:style-name="T2">we commanded you;</text:span></text:p>
      <text:p text:style-name="P5"><text:span text:style-name="T2">1 Thessalonians 4:12 KJV That ye may walk honestly toward them that are without, and </text:span><text:span text:style-name="T3">that</text:span><text:span text:style-name="T2"> ye may have lack of nothing.</text:span></text:p>
      <text:p text:style-name="P9"><text:soft-page-break/><text:span text:style-name="T2">1 Thessalonains 4:1 KJV Furthermore then we beseech you, brethren, and exhort </text:span><text:span text:style-name="T3">you</text:span><text:span text:style-name="T2"> by the Lord Jesus, that as ye have received of us how ye ought to walk and to please God, </text:span><text:span text:style-name="T3">so</text:span><text:span text:style-name="T2"> ye would abound more and more.</text:span></text:p>
      <text:p text:style-name="P13"/>
      <text:p text:style-name="P11">Who is Paul</text:p>
      <text:list xml:id="list8545845008774341210" text:style-name="L2">
        <text:list-item>
          <text:p text:style-name="P23">Telling them about the mystery {the gospel and doctrine given to Paul}</text:p>
        </text:list-item>
      </text:list>
      <text:p text:style-name="P13"><text:tab/>The apostle Paul was the first person to be saved. <text:s/>Christ chose Paul to be our father in the faith. <text:s/>Paul was given everything we need to know in order to walk and please Christ Jesus. <text:s/>He was given the mystery, which is the gospel and doctrine. <text:s/>Paul's gospel is the only way to be saved today and it is only his letters in the KJV that a believer can read, everything else outside of that is not for us who are saved. <text:s/>If a believer reads out of Paul's 13 letters they will be tossed to and fro.</text:p>
      <text:p text:style-name="P13"/>
      <text:p text:style-name="P19"><text:span text:style-name="T1"><text:tab/><text:tab/></text:span><text:span text:style-name="T2">Romans 1:1 KJV <text:s/>Paul, a servant of Jesus Christ, called </text:span><text:span text:style-name="T3">to be</text:span><text:span text:style-name="T2"> an apostle, separated <text:tab/><text:tab/>unto the gospel of God,</text:span></text:p>
      <text:p text:style-name="P16"/>
      <text:p text:style-name="P16"><text:tab/><text:tab/>Colosians <text:s/>1:25 KJV Whereof I am made a minister, according to the dispensation of <text:tab/><text:tab/>God which is given to me for you, to fulfil the word of God;</text:p>
      <text:p text:style-name="P16"/>
      <text:p text:style-name="P5"><text:span text:style-name="T2"><text:tab/><text:tab/>Colosians <text:s/>1:26 KJV </text:span><text:span text:style-name="T3">Even</text:span><text:span text:style-name="T2"> the mystery which hath been hid from ages and from <text:tab/><text:tab/><text:tab/>generations, but now is made manifest to his saints:</text:span></text:p>
      <text:p text:style-name="P9"><text:span text:style-name="T2"><text:tab/><text:tab/>1Timothy 2:7 KJV Whereunto I am ordained a preacher, and an apostle, (I speak the <text:tab/><text:tab/>truth in Christ, </text:span><text:span text:style-name="T3">and</text:span><text:span text:style-name="T2"> lie not;) a teacher of the Gentiles in faith and verity.</text:span></text:p>
      <text:p text:style-name="P9"><text:span text:style-name="T2"><text:tab/><text:tab/>1Corinthians 4:15 KJV For though ye have ten thousand instructors in Christ, yet <text:tab/><text:tab/></text:span><text:span text:style-name="T3">have ye</text:span><text:span text:style-name="T2"> not many fathers: for in Christ Jesus I have begotten you through the gospel.</text:span></text:p>
      <text:p text:style-name="P8"><text:tab/><text:tab/>1Corinthians 4:16 KJV Wherefore I beseech you, be ye followers of me.</text:p>
      <text:p text:style-name="P8"/>
      <text:p text:style-name="P13"/>
      <text:p text:style-name="P19"><text:span text:style-name="T1"><text:tab/><text:tab/></text:span><text:span text:style-name="T2">1Corinthians 9:1 KJV Am I not an apostle? am I not free? have I not seen Jesus <text:tab/><text:tab/><text:tab/>Christ our Lord? are not ye my work in the Lord?</text:span></text:p>
      <text:p text:style-name="P16"/>
      <text:p text:style-name="P16"><text:tab/><text:tab/>1 Corinthians 15:8 KJV And last of all he was seen of me also, as of one born out of <text:tab/><text:tab/>due time.</text:p>
      <text:p text:style-name="P16"/>
      <text:p text:style-name="P16"><text:tab/><text:tab/>2 Corinthians 12:2 KJV I knew a man in Christ above fourteen years ago, (whether <text:tab/><text:tab/>in the body, I cannot tell; or whether out of the body, I cannot tell: God knoweth;) <text:tab/><text:tab/>such an one caught up to the third heaven.</text:p>
      <text:p text:style-name="P16"><text:tab/></text:p>
      <text:p text:style-name="P16"><text:tab/><text:tab/>Ephesians 3:3 KJV How that by revelation he made known unto me the mystery; (as <text:tab/><text:tab/>I wrote afore in few words,</text:p>
      <text:p text:style-name="P16"/>
      <text:p text:style-name="P16"><text:tab/><text:tab/>2 Corinthians 12:1 KJV It is not expedient for me doubtless to glory. I will come to <text:tab/><text:tab/>visions and revelations of the Lord.</text:p>
      <text:p text:style-name="P16"/>
      <text:p text:style-name="P16"><text:tab/><text:tab/>1 Timothy 1:16 KJV <text:s/>Howbeit for this cause I obtained mercy, that in me first Jesus <text:tab/><text:tab/>Christ might shew forth all longsuffering, for a pattern to them which should <text:tab/><text:tab/><text:tab/>hereafter believe on him to life everlasting.</text:p>
      <text:p text:style-name="P16"/>
      <text:p text:style-name="P19"><text:span text:style-name="T2"><text:tab/><text:tab/>Galatians 1:15 KJV <text:s/>But when it pleased God, who separated me from my mother's <text:tab/><text:tab/>womb, and called </text:span><text:span text:style-name="T3">me</text:span><text:span text:style-name="T2"> by his grace,</text:span></text:p>
      <text:p text:style-name="P16"><text:soft-page-break/></text:p>
      <text:list xml:id="list43452386" text:continue-numbering="true" text:style-name="L2">
        <text:list-item>
          <text:p text:style-name="P23">The Conferance in jerusalem</text:p>
        </text:list-item>
      </text:list>
      <text:p text:style-name="P13"/>
      <text:p text:style-name="P13">When Paul was first saved there where other believers called Christians or Kingdom Gospel Saints still alive on the earth at that time and they had a different gospel and doctrine. <text:s/>At that time they where waiting for the tribulation to happen and it did not. <text:s/>Roughly 20 years had passed since Christ was ressurected from the dead before Paul came on the scene. <text:s/>Paul had to go up to those People and explain why God was longsuffering concerning their salvation. <text:s/>Paul had to tell them that God was doing something different. <text:s/>He had to show them there was a new gospel. <text:s/>Paul's Gospel.</text:p>
      <text:p text:style-name="P13"><text:tab/><text:tab/></text:p>
      <text:list xml:id="list43428406" text:continue-numbering="true" text:style-name="L2">
        <text:list-item>
          <text:p text:style-name="P23">reading button</text:p>
        </text:list-item>
      </text:list>
      <text:p text:style-name="P13"><text:tab/><text:tab/>Consider what I say and the lord give thee understanding</text:p>
      <text:p text:style-name="P13"><text:tab/><text:tab/>Whereby when ye read</text:p>
      <text:p text:style-name="P13"><text:tab/><text:tab/>If any man consider himself to be a prophet or spiritual.</text:p>
      <text:p text:style-name="P11">Reading</text:p>
      <text:p text:style-name="P13"/>
      <text:list xml:id="list1582881755200694102" text:style-name="L3">
        <text:list-item>
          <text:p text:style-name="P24">The 13 letters given to Paul</text:p>
        </text:list-item>
      </text:list>
      <text:p text:style-name="P13"><text:s text:c="2"/><text:tab/>As a beliver read the scriptures that God gave to Paul 2000 years ago to give to us, we can see that multiple times he tells us to follow him and read his letters in order to know what we must do as believers. <text:s text:c="2"/>By reading we will know what exactly God wants us to do.</text:p>
      <text:list xml:id="list43443299" text:continue-numbering="true" text:style-name="L3">
        <text:list-header>
          <text:p text:style-name="P24">consider what I say </text:p>
        </text:list-header>
      </text:list>
      <text:p text:style-name="P13"><text:tab/>When ye read</text:p>
      <text:p text:style-name="P13"><text:tab/>If any man consider himself to be </text:p>
      <text:list xml:id="list43424848" text:continue-numbering="true" text:style-name="L3">
        <text:list-header>
          <text:p text:style-name="P24">How to walk and please God </text:p>
        </text:list-header>
      </text:list>
      <text:p text:style-name="P13"><text:tab/>Continue in them for doing so thou</text:p>
      <text:p text:style-name="P13"><text:tab/>be followers of me</text:p>
      <text:p text:style-name="P13"><text:tab/>learned of us how to walk and please God </text:p>
      <text:p text:style-name="P13"/>
      <text:p text:style-name="P13"><text:tab/><text:tab/>Verses in this</text:p>
      <text:list xml:id="list43426656" text:continue-numbering="true" text:style-name="L3">
        <text:list-item>
          <text:p text:style-name="P24">the King James Version links to comparing versions </text:p>
        </text:list-item>
        <text:list-item>
          <text:p text:style-name="P24">reading continued button&lt;link to the King James Version&gt;&lt;the 2 groups&gt;&lt;dispensation page&gt;</text:p>
        </text:list-item>
      </text:list>
      <text:p text:style-name="P13"/>
      <text:p text:style-name="P11">Reading continued</text:p>
      <text:p text:style-name="P11"/>
      <text:p text:style-name="P11"><text:tab/><text:span text:style-name="T1">If you have started reading the word given to Paul by God, amazing , but remember that because Paul spoke to the 2 different groups we must remember that not everything is addressed to people who are saved, because those Kingdom Gospel Saints at that time had a different Gospel and Doctrine, this is why reading in context is very important, we cannot apply doctrine given to Kingdom Gospel saints to our lives today because there is only one faith today God, a different dispensation compared to their dispensation 2000 years ago.</text:span></text:p>
      <text:p text:style-name="P13"/>
      <text:list xml:id="list5538029351799404413" text:style-name="L4">
        <text:list-item>
          <text:p text:style-name="P25">Reading in context(reason for this) something taken out of context)(dispensational groups)</text:p>
          <text:p text:style-name="P25">If people do not rad in the context it can mislead <text:s/>them into believing something is theirs when it is not, or could vastly change what Paul was intending us to understand. <text:s/>Doing so is dangerous and we will show you whhy using the example below.</text:p>
        </text:list-item>
      </text:list>
      <text:p text:style-name="P13"><text:tab/>Word of truth.</text:p>
      <text:p text:style-name="P13"><text:tab/></text:p>
      <text:p text:style-name="P13"><text:tab/>When reading it is very important for a believer to remember these 3 things, the speaker, the audience and the context</text:p>
      <text:p text:style-name="P13"><text:soft-page-break/></text:p>
      <text:p text:style-name="P13">Who is speaking, who is the speaker talking to (what person or group of believers), and the context of what we are reading. <text:s/>All of these things are important because if Paul isn't speaking then it is not for us,If Paul is speaking to kingdom gospel saints then that is not for us, and the context is important because we need to know what Paul is talking about in the scriptures to get a better understanding of what we are reading.</text:p>
      <text:list xml:id="list43424538" text:continue-numbering="true" text:style-name="L4">
        <text:list-item>
          <text:p text:style-name="P25">reading symbols ,.()</text:p>
        </text:list-item>
      </text:list>
      <text:p text:style-name="P13"><text:tab/>We must remember that the words where written a certain way for a purpose, the symbols in the text are important </text:p>
      <text:p text:style-name="P13"><text:tab/>, means a pause</text:p>
      <text:p text:style-name="P13"><text:tab/>. means the end of a sentence or paragraph</text:p>
      <text:p text:style-name="P13"><text:tab/>() parembolies means departing from the subject at hand </text:p>
      <text:list xml:id="list43450595" text:continue-numbering="true" text:style-name="L4">
        <text:list-item>
          <text:p text:style-name="P25">as, even, but we, and, </text:p>
          <text:p text:style-name="P25">as means the same asor similar to </text:p>
        </text:list-item>
        <text:list-item>
          <text:p text:style-name="P25">even means the same </text:p>
        </text:list-item>
        <text:list-item>
          <text:p text:style-name="P25">but is a comparison</text:p>
        </text:list-item>
        <text:list-item>
          <text:p text:style-name="P25">and is a conjoining word</text:p>
        </text:list-item>
        <text:list-item>
          <text:p text:style-name="P25">brush off the 2 groups</text:p>
        </text:list-item>
        <text:list-item>
          <text:p text:style-name="P25">brush off the 2 dispensations</text:p>
        </text:list-item>
      </text:list>
      <text:p text:style-name="P13"/>
      <text:p text:style-name="P11">The 2 Groups</text:p>
      <text:list xml:id="list3556058614976854193" text:style-name="L5">
        <text:list-item>
          <text:p text:style-name="P26">who Kingdom gospel Saints where</text:p>
        </text:list-item>
      </text:list>
      <text:p text:style-name="P13"><text:tab/><text:tab/>Who they followed(gentile Kingdom Gospel Saint and circumcicision Kingdom </text:p>
      <text:p text:style-name="P13"><text:tab/><text:tab/>gospel saints) Christ, Cephas</text:p>
      <text:p text:style-name="P13"/>
      <text:p text:style-name="P13"><text:tab/>2000 years ago when Paul was saved and received the gospel, there where another group of believers, these people where Kingdom gospel saints and they had grace but it was different from the grace that we receive when we believe the gospel. <text:s/>They had a different doctrine and gospel compared to ours we can see this</text:p>
      <text:list xml:id="list43437469" text:continue-numbering="true" text:style-name="L5">
        <text:list-item>
          <text:p text:style-name="P26">their gospel and our gospel</text:p>
        </text:list-item>
      </text:list>
      <text:p text:style-name="P13"><text:tab/><text:tab/>They had to call upon the name of the Lord and they will be saved at a future event long after we are Caught up to meet the Lord in the air</text:p>
      <text:p text:style-name="P13"><text:tab/>deliverer comes out of Sion</text:p>
      <text:p text:style-name="P13"><text:tab/>Shall be saved</text:p>
      <text:p text:style-name="P13"><text:tab/>We are saved and will be caught up to meet the Lord in the air.</text:p>
      <text:p text:style-name="P13"/>
      <text:p text:style-name="P13"><text:tab/>We get the Heavenly places, they get heaven and earth</text:p>
      <text:p text:style-name="P13"/>
      <text:p text:style-name="P13"><text:tab/>They could be cut off by unbelief</text:p>
      <text:p text:style-name="P13"><text:tab/>If we believe not he abideth faithful, he cannot deny himself, Christ lives in us we are saved and sealed.</text:p>
      <text:p text:style-name="P13"/>
      <text:p text:style-name="P13"><text:tab/>We know that our Gospel says we are saved and sealed by Believing that Christ died for our sins, that he was buried and rose again the third day, they could fall from grace we cannot.</text:p>
      <text:p text:style-name="P13"/>
      <text:list xml:id="list43449961" text:continue-numbering="true" text:style-name="L5">
        <text:list-item>
          <text:p text:style-name="P26">examples of the differences in doctrine</text:p>
        </text:list-item>
      </text:list>
      <text:p text:style-name="P13"><text:tab/><text:tab/>They Could fall from grace, we cannot we are saved and sealed</text:p>
      <text:list xml:id="list43430795" text:continue-numbering="true" text:style-name="L5">
        <text:list-item>
          <text:p text:style-name="P26">Brush off the 2 dispensations&lt;linked to next page&gt;</text:p>
        </text:list-item>
      </text:list>
      <text:p text:style-name="P13"><text:tab/><text:tab/>fulness of times, grace of God, dispensational transition, unity of the faith</text:p>
      <text:p text:style-name="P13"><text:tab/><text:tab/>no gifts today they are gone.</text:p>
      <text:p text:style-name="P13"><text:tab/>Also remember to mention the dispensation transition at that time.</text:p>
      <text:list xml:id="list43440195" text:continue-numbering="true" text:style-name="L5">
        <text:list-item>
          <text:p text:style-name="P26"><text:soft-page-break/>&lt;link to why we don't go to church or listen to pastors&gt; example why</text:p>
        </text:list-item>
        <text:list-item>
          <text:p text:style-name="P26">Acts is <text:s/>not ours</text:p>
        </text:list-item>
      </text:list>
      <text:p text:style-name="P13"/>
      <text:p text:style-name="P11">The 2 dispensations</text:p>
      <text:list xml:id="list4880874747827969582" text:style-name="L6">
        <text:list-item>
          <text:p text:style-name="P27">God was doing something different with Paul</text:p>
        </text:list-item>
      </text:list>
      <text:p text:style-name="P14"><text:span text:style-name="T8">Rom 1:1</text:span><text:span text:style-name="T10">  Paul, a servant of Jesus Christ, called </text:span><text:span text:style-name="T12">to be</text:span><text:span text:style-name="T10"> an apostle, separated unto the gospel of God, </text:span></text:p>
      <text:p text:style-name="P14"><text:span text:style-name="T13">1Co_15:8</text:span><text:span text:style-name="T10">  And last of all he was seen of me also, as of </text:span><text:span text:style-name="T14">one born out of due time</text:span><text:span text:style-name="T10">.</text:span></text:p>
      <text:p text:style-name="P14"><text:span text:style-name="T13">1Ti_1:16</text:span><text:span text:style-name="T10">  Howbeit for this cause I obtained mercy, that </text:span><text:span text:style-name="T14">in me first</text:span><text:span text:style-name="T10"> Jesus Christ might shew forth all longsuffering, for a pattern to them which should hereafter believe on him to life everlasting.</text:span></text:p>
      <text:p text:style-name="P14"><text:span text:style-name="T13">Gal_1:15</text:span><text:span text:style-name="T10">  </text:span><text:span text:style-name="T14">But when it pleased God</text:span><text:span text:style-name="T10">, who separated me from my mother's womb, and called </text:span><text:span text:style-name="T12">me</text:span><text:span text:style-name="T10"> by his grace,</text:span></text:p>
      <text:list xml:id="list43453884" text:continue-numbering="true" text:style-name="L6">
        <text:list-item>
          <text:p text:style-name="P27">The dispesation of the fullness of times theirs</text:p>
        </text:list-item>
      </text:list>
      <text:p text:style-name="P13"><text:span text:style-name="T13">1Co_1:2</text:span><text:span text:style-name="T10">  Unto the church of God which is at Corinth, to them that are sanctified in Christ Jesus, called </text:span><text:span text:style-name="T12">to be</text:span><text:span text:style-name="T10"> saints, with all that in every place call upon the name of Jesus Christ our Lord, both </text:span><text:span text:style-name="T14">theirs and ours</text:span><text:span text:style-name="T10">:</text:span></text:p>
      <text:p text:style-name="P13"><text:span text:style-name="T13">Eph_1:10</text:span><text:span text:style-name="T10">  That in the dispensation of the </text:span><text:span text:style-name="T14">fulness of times</text:span><text:span text:style-name="T10"> he might gather together in one all things in Christ, both which are in heaven, and which are on earth; </text:span><text:span text:style-name="T12">even</text:span><text:span text:style-name="T10"> in him:</text:span></text:p>
      <text:p text:style-name="P13"><text:span text:style-name="T13">Gal_2:7</text:span><text:span text:style-name="T10">  But contrariwise, when they saw that the gospel of the uncircumcision was committed unto me, as the </text:span><text:span text:style-name="T14">gospel of the circumcision</text:span><text:span text:style-name="T10"> was unto Peter;</text:span></text:p>
      <text:p text:style-name="P38"/>
      <text:list xml:id="list43446949" text:continue-numbering="true" text:style-name="L6">
        <text:list-item>
          <text:p text:style-name="P27">the dispensation of the gracce of God ours </text:p>
        </text:list-item>
      </text:list>
      <text:p text:style-name="P13"><text:span text:style-name="T13">Eph_3:2</text:span><text:span text:style-name="T10">  If ye have heard of the dispensation of the </text:span><text:span text:style-name="T14">grace of God</text:span><text:span text:style-name="T10"> which is given me to you-ward:</text:span></text:p>
      <text:p text:style-name="P3"><text:span text:style-name="T16">Col 1:25</text:span><text:span text:style-name="T10">  Whereof I am made a minister, according to the dispensation of God which is given to me for you, to fulfil the word of God; </text:span></text:p>
      <text:p text:style-name="P6"><text:span text:style-name="T7">Col 1:26</text:span><text:span text:style-name="T9">  </text:span><text:span text:style-name="T11">Even</text:span><text:span text:style-name="T9"> the mystery which hath been hid from ages and from generations, but now is made manifest to his saints: </text:span></text:p>
      <text:list xml:id="list43426654" text:continue-numbering="true" text:style-name="L6">
        <text:list-item>
          <text:p text:style-name="P27">The Unity of the Faith&lt;links to religious groups&gt; when the last Kingdom Gospel saint died</text:p>
        </text:list-item>
      </text:list>
      <text:p text:style-name="P13"><text:span text:style-name="T8">Eph 4:8</text:span><text:span text:style-name="T10">  Wherefore he saith, When he ascended up on high, he led captivity captive, and gave gifts unto men. </text:span></text:p>
      <text:p text:style-name="P3"><text:span text:style-name="T16">Eph 4:11</text:span><text:span text:style-name="T10">  And he gave some, apostles; and some, prophets; and some, evangelists; and some, pastors and teachers; </text:span></text:p>
      <text:p text:style-name="P6"><text:span text:style-name="T15">Eph 4:12</text:span><text:span text:style-name="T9">  For the perfecting of the saints, for the work of the ministry, for the edifying of the body of Christ: </text:span></text:p>
      <text:p text:style-name="P6"><text:span text:style-name="T15">Eph 4:13</text:span><text:span text:style-name="T9">  Till we all come in the unity of the faith, and of the knowledge of the Son of God, unto a perfect man, unto the measure of the stature of the fulness of Christ: </text:span></text:p>
      <text:list xml:id="list43443346" text:continue-numbering="true" text:style-name="L6">
        <text:list-item>
          <text:p text:style-name="P27">Transition period <text:s/>between the 2 when Paul came on the scene.</text:p>
        </text:list-item>
      </text:list>
      <text:p text:style-name="P13">The conference in jeruselem, how they saw that God was going something different, different Gospel and doctrine given to Paul, dispensation of the grace of God was now in the beginning. <text:s/></text:p>
      <text:list xml:id="list43454927" text:continue-numbering="true" text:style-name="L6">
        <text:list-item>
          <text:p text:style-name="P27">After the last kingdom gospel saint died we entered the unity of the faith</text:p>
        </text:list-item>
      </text:list>
      <text:p text:style-name="P13">The dispensation of the grace of God had now began, the dispensation of the Fulness of times was put on hold until after the catching away of the saints in the church of the body of Christ. <text:s/>Their dispensation will resume midway <text:s/>through the tribulation period.</text:p>
      <text:p text:style-name="P13"><text:soft-page-break/></text:p>
      <text:p text:style-name="P13"><text:tab/>there is only one faith today, meaning Paul's doctrine is the only doctrine in effect. And will continue until the catching away of the saints. <text:s/>Their Dispensation will continue after we are gone.</text:p>
      <text:p text:style-name="P3"><text:span text:style-name="T8">Eph 4:5</text:span><text:span text:style-name="T10">  One Lord, one faith, one baptism, </text:span></text:p>
      <text:p text:style-name="P6"><text:span text:style-name="T15">Eph 4:6</text:span><text:span text:style-name="T9">  One God and Father of all, who </text:span><text:span text:style-name="T11">is</text:span><text:span text:style-name="T9"> above all, and through all, and in you all. </text:span></text:p>
      <text:p text:style-name="P13"/>
      <text:p text:style-name="P11">The King James Version</text:p>
      <text:list xml:id="list846904419813423003" text:style-name="L7">
        <text:list-item>
          <text:p text:style-name="P28">How it came to be using scriptures</text:p>
        </text:list-item>
      </text:list>
      <text:p text:style-name="P13"><text:tab/><text:tab/>He is able to subdue all things unto himself</text:p>
      <text:p text:style-name="P13"><text:span text:style-name="T13">Php_3:21</text:span><text:span text:style-name="T10">  Who shall change our vile body, that it may be fashioned like unto his glorious body, according to the working whereby he is able even to </text:span><text:span text:style-name="T14">subdue all things</text:span><text:span text:style-name="T10"> unto himself.</text:span></text:p>
      <text:p text:style-name="P13"><text:tab/><text:tab/>The head of all principality and power seen and unseen</text:p>
      <text:p text:style-name="P3"><text:span text:style-name="T16">Col 1:16</text:span><text:span text:style-name="T10">  For by him were all things created, that are in heaven, and that are in earth, visible and invisible, whether </text:span><text:span text:style-name="T12">they be</text:span><text:span text:style-name="T10"> thrones, or dominions, or principalities, or powers: all things were created by him, and for him: </text:span></text:p>
      <text:p text:style-name="P6"><text:span text:style-name="T15">Col 1:17</text:span><text:span text:style-name="T9">  And he is before all things, and by him all things consist. </text:span></text:p>
      <text:p text:style-name="P6"><text:span text:style-name="T7">Col 1:18</text:span><text:span text:style-name="T9">  And he is the head of the body, the church: who is the beginning, the firstborn from the dead; that in all </text:span><text:span text:style-name="T11">things</text:span><text:span text:style-name="T9"> he might have the preeminence. </text:span></text:p>
      <text:p text:style-name="P13"><text:tab/><text:tab/>In all things he has the preeminance.</text:p>
      <text:list xml:id="list43431631" text:continue-numbering="true" text:style-name="L7">
        <text:list-item>
          <text:p text:style-name="P28">example of through and by(2 different prepositions</text:p>
        </text:list-item>
      </text:list>
      <text:p text:style-name="P13">I am going through the river</text:p>
      <text:p text:style-name="P13">I am going by the river</text:p>
      <text:p text:style-name="P13"/>
      <text:list xml:id="list43451466" text:continue-numbering="true" text:style-name="L7">
        <text:list-item>
          <text:p text:style-name="P28">brush off comparing versions&lt;link&gt;(How they change the words) the example may be</text:p>
        </text:list-item>
      </text:list>
      <text:p text:style-name="P13">romans 15:8 KJV VS OTHER VERSIONS</text:p>
      <text:list xml:id="list43442006" text:continue-numbering="true" text:style-name="L7">
        <text:list-item>
          <text:p text:style-name="P28"><text:s/>shown here also </text:p>
        </text:list-item>
        <text:list-item>
          <text:p text:style-name="P28">Links to other Pages on religious groups and the 2 dispensations, theirs and ours</text:p>
        </text:list-item>
        <text:list-item>
          <text:p text:style-name="P28">links to acts is not ours</text:p>
        </text:list-item>
      </text:list>
      <text:p text:style-name="P11">Comparing translations</text:p>
      <text:list xml:id="list403282359705626192" text:style-name="L8">
        <text:list-item>
          <text:p text:style-name="P29">Compare the King James to other corrupt translations</text:p>
        </text:list-item>
      </text:list>
      <text:p text:style-name="P13"><text:tab/>Niv, New King James, Nasb, etc...</text:p>
      <text:list xml:id="list43440555" text:continue-numbering="true" text:style-name="L8">
        <text:list-item>
          <text:p text:style-name="P29">explaining the reasons also why these versions are corrupt using scriptures and comparing the verses used to the king james version.</text:p>
        </text:list-item>
        <text:list-item>
          <text:p text:style-name="P29">brush off religious groups&lt;link&gt; How they may not be saved or even tossed to and fro </text:p>
        </text:list-item>
        <text:list-item>
          <text:p text:style-name="P29">links to Paul, reading, 2 groups, 2 dispensations</text:p>
        </text:list-item>
        <text:list-item>
          <text:p text:style-name="P29">acts is not ours button</text:p>
        </text:list-item>
        <text:list-item>
          <text:p text:style-name="P29">Comparing translations continued..link </text:p>
        </text:list-item>
      </text:list>
      <text:p text:style-name="P13"/>
      <text:p text:style-name="P11">Religous Groups</text:p>
      <text:list xml:id="list1230697719657186875" text:style-name="L9">
        <text:list-item>
          <text:p text:style-name="P30">Why we don't need to go to church(believers are the church)</text:p>
        </text:list-item>
      </text:list>
      <text:p text:style-name="P13">By one spirit we are baptized into the body</text:p>
      <text:p text:style-name="P13">lie in wait to decieve</text:p>
      <text:p text:style-name="P13">compare themselves among themselves</text:p>
      <text:p text:style-name="P13">itching ears</text:p>
      <text:p text:style-name="P13">consider what I say</text:p>
      <text:p text:style-name="P13">whereby when ye read</text:p>
      <text:p text:style-name="P13"><text:soft-page-break/>if any man </text:p>
      <text:p text:style-name="P13">be followers of me </text:p>
      <text:p text:style-name="P13">learned of us how to walk and please Christians</text:p>
      <text:list xml:id="list43452015" text:continue-numbering="true" text:style-name="L9">
        <text:list-item>
          <text:p text:style-name="P30">Show the differences between why they are wrong using scriptures but also showing them what is right .(trinity, who Christ is, no ordinances, or gifts)</text:p>
        </text:list-item>
      </text:list>
      <text:p text:style-name="P13">rightly dividing the word of truth, Christ is God there is no trinity, ordinances are gone, gifts are gone we are in the unity of the faith today.</text:p>
      <text:list xml:id="list43430480" text:continue-numbering="true" text:style-name="L9">
        <text:list-item>
          <text:p text:style-name="P30">links to reading, groups, dispensations, reading, Paul, </text:p>
        </text:list-item>
        <text:list-item>
          <text:p text:style-name="P30">button for religious groups continued&lt;dispensationalists.. so called)</text:p>
        </text:list-item>
        <text:list-item>
          <text:p text:style-name="P30">button for why acts is not ours</text:p>
        </text:list-item>
      </text:list>
      <text:p text:style-name="P13"/>
      <text:p text:style-name="P11">Religous Groups Continued</text:p>
      <text:list xml:id="list800382323004985433" text:style-name="L10">
        <text:list-item>
          <text:p text:style-name="P31">Continue from above.</text:p>
        </text:list-item>
      </text:list>
      <text:p text:style-name="P13"/>
      <text:list xml:id="list43436003" text:continue-numbering="true" text:style-name="L10">
        <text:list-item>
          <text:p text:style-name="P31">Catholics, protestants and any religion that promotes the use of ordinances </text:p>
        </text:list-item>
      </text:list>
      <text:p text:style-name="P13"><text:tab/>Using verses to show the following</text:p>
      <text:list xml:id="list4121950394210398331" text:style-name="L11">
        <text:list-item>
          <text:p text:style-name="P32">there is no trinity</text:p>
        </text:list-item>
        <text:list-item>
          <text:p text:style-name="P32">We don't need to be part of a religion or group told not to.</text:p>
        </text:list-item>
        <text:list-item>
          <text:p text:style-name="P32">Their gospel or way to be saved is different </text:p>
        </text:list-item>
        <text:list-item>
          <text:p text:style-name="P32">Their Jesus is not our Lord and saviour Christ Jesus, the creator of all.</text:p>
        </text:list-item>
        <text:list-item>
          <text:p text:style-name="P32">Christ sent Paul not to baptize but to preach the gospel</text:p>
          <text:p text:style-name="P32"/>
        </text:list-item>
      </text:list>
      <text:p text:style-name="P13"/>
      <text:list xml:id="list43445365" text:continue-list="list43436003" text:style-name="L10">
        <text:list-item>
          <text:p text:style-name="P31">Mormons <text:s/>Believe that Jesus and lucifer where brothers</text:p>
        </text:list-item>
      </text:list>
      <text:p text:style-name="P13"/>
      <text:list xml:id="list43449365" text:continue-numbering="true" text:style-name="L10">
        <text:list-item>
          <text:p text:style-name="P31">Jehovahs witnesses believe that Jesus was created</text:p>
        </text:list-item>
        <text:list-item>
          <text:p text:style-name="P31">Pentecostal believe that there are gifts today when they are gone </text:p>
        </text:list-item>
        <text:list-item>
          <text:p text:style-name="P31">Bapists no baptism </text:p>
        </text:list-item>
        <text:list-item>
          <text:p text:style-name="P31">Calvanism we have a choice to believe the truth, we could have said no </text:p>
        </text:list-item>
        <text:list-item>
          <text:p text:style-name="P31">methodist believe in a trinity</text:p>
        </text:list-item>
        <text:list-item>
          <text:p text:style-name="P31">7 day adventist, the law is Gone</text:p>
        </text:list-item>
        <text:list-item>
          <text:p text:style-name="P31">evangelical church Christ in the flesh speaking to Nicodemus, different gospel,</text:p>
        </text:list-item>
        <text:list-item>
          <text:p text:style-name="P31">lutheran <text:s/>We don't have baptism today, we are saved by believing the gospel </text:p>
        </text:list-item>
      </text:list>
      <text:p text:style-name="P13"><text:s/>plop plop plop ploppy</text:p>
      <text:p text:style-name="P13"/>
      <text:p text:style-name="P13">Explain not only are might not be saved, but also getting their information from corrupted text, </text:p>
      <text:p text:style-name="P13">include all verses that apply to this subject also </text:p>
      <text:p text:style-name="P13"/>
      <text:p text:style-name="P20">Useful information for believers</text:p>
      <text:p text:style-name="P15">Reading is paramount, so we know the verses to correct a believer.</text:p>
      <text:p text:style-name="P15">God is not the author of confusion but of peace.</text:p>
      <text:p text:style-name="P15">Believers and unbelievers will spout nonsense, vain babblings, we need to ignore this and hold fast the form of sound words(what causes this?). <text:s/>They also will strive over words which is not what we are called to do but to edify one another. <text:s/>We also must make sure that nobody answers or gives heed to foolish and unlearned questions. <text:s/>If believers are doing this we must make sure to correct them in meekness, because not being meek will cause contention and strife.</text:p>
      <text:p text:style-name="P15">Remembering our battle is not against flesh and blood but powers and principalities, against spiritual wickedness in high places, against the rulers of the darkeness of this world.</text:p>
      <text:p text:style-name="P15">Whatever situation you are in the gospel is paramount, we suffer afflictions for the gospel sake.</text:p>
      <text:p text:style-name="P15">God will deliver all believers from evil, they just need to be patient.</text:p>
      <text:p text:style-name="P15"><text:soft-page-break/>We don't need to worry about money, we will have suffiecency in all things</text:p>
      <text:p text:style-name="P15">Remember to preach the word, we could go into a situation for the gospel to be made known, or to show Christ in us to unbelievers, we could also go into situations for believers to see Christ in us, to be an ensample.</text:p>
      <text:p text:style-name="P15"/>
      <text:p text:style-name="P15">Vessels to dishonour</text:p>
      <text:p text:style-name="P15"/>
      <text:p text:style-name="P15">Not every believer is going to read, if they are reading there could be a fault in there walk, its our job to ensure we help them out in meekness. <text:s/>Satan uses all sorts of devices to put a believer into bondage either through the unsaved or through other saved people. <text:s/>We must remember that its their lack of knowledge that causes this, as Paul writes, when ye read ye may understand, <text:s/>forgiveness is paramount, loving them as babes in Christ, they don't understand yet so we must be patient with them and loving and gentle.... lil babies </text:p>
      <text:p text:style-name="P15"/>
      <text:p text:style-name="P11">Acts is not ours</text:p>
      <text:list xml:id="list2136300959069430480" text:style-name="L12">
        <text:list-item>
          <text:p text:style-name="P33">Show using scriptures why Luke is not to be trusted (Kingdom gospel saint writing a personal letter to theopolis, include his version of what happened to Paul at the beginning of the gospel)</text:p>
        </text:list-item>
        <text:list-item>
          <text:p text:style-name="P33">Paul's salutations in every epistle anything outside that is not for anyone who is saved today,(include link to theres and ours and also the dispesational pages)</text:p>
        </text:list-item>
        <text:list-item>
          <text:p text:style-name="P33">Luke was a kingdom gospel saint and wasn't saved</text:p>
        </text:list-item>
        <text:list-item>
          <text:p text:style-name="P33">Links to dispensation, theirs and ours, Reading, religious groups,who is Paul</text:p>
        </text:list-item>
      </text:list>
      <text:p text:style-name="P13"/>
      <text:p text:style-name="P11">The King James Links and online Book)(Quick Posting Program)</text:p>
      <text:list xml:id="list7973379270710338391" text:style-name="L13">
        <text:list-item>
          <text:p text:style-name="P34">King James bible on website , Remember this may be difficult)</text:p>
        </text:list-item>
        <text:list-item>
          <text:p text:style-name="P34">Links to app for Phone(bible apps from playstore but remember to include a message to let them know it has to be the King James)</text:p>
        </text:list-item>
        <text:list-item>
          <text:p text:style-name="P34">Links for esword for Pc(same as above)</text:p>
        </text:list-item>
        <text:list-item>
          <text:p text:style-name="P34">Our quickposting Program(will build at a future date)</text:p>
        </text:list-item>
        <text:list-item>
          <text:p text:style-name="P34">Carousel and links to other parts of the website</text:p>
        </text:list-item>
      </text:list>
      <text:p text:style-name="P13"/>
      <text:p text:style-name="P13"/>
      <text:p text:style-name="P11">Being Saved</text:p>
      <text:list xml:id="list4111374571059789249" text:style-name="L14">
        <text:list-item>
          <text:p text:style-name="P35">Christ lives in us</text:p>
        </text:list-item>
        <text:list-item>
          <text:p text:style-name="P35">our life is no longer our own</text:p>
        </text:list-item>
        <text:list-item>
          <text:p text:style-name="P35">He is in control of us and he is able subdue all things</text:p>
        </text:list-item>
        <text:list-item>
          <text:p text:style-name="P35">We suffer for his sake to see people saved</text:p>
        </text:list-item>
        <text:list-item>
          <text:p text:style-name="P35">He will look after us, we don't need to worry about money, where we stay, be greatful for what we have</text:p>
        </text:list-item>
        <text:list-item>
          <text:p text:style-name="P35">We read to understand these things, Christ comforts us through the scriptures</text:p>
        </text:list-item>
      </text:list>
      <text:p text:style-name="P13"/>
      <text:p text:style-name="P11"/>
      <text:p text:style-name="P11">Links to other projects [contact us}</text:p>
      <text:p text:style-name="P11">(Facebook)</text:p>
      <text:list xml:id="list909615826270621127" text:style-name="L15">
        <text:list-item>
          <text:p text:style-name="P36">A new facebook page for me (in a while when things become clearer)</text:p>
        </text:list-item>
        <text:list-item>
          <text:p text:style-name="P36">A new facebook page for the doctrine also matching this website.(remember to include the website links and also the gospel)</text:p>
        </text:list-item>
        <text:list-item>
          <text:p text:style-name="P36">Carousel and links to other parts of the website</text:p>
        </text:list-item>
      </text:list>
      <text:p text:style-name="P13"/>
      <text:p text:style-name="P11"><text:soft-page-break/>(Youtube Channel)</text:p>
      <text:list xml:id="list3916051556909778634" text:style-name="L16">
        <text:list-item>
          <text:p text:style-name="P37">Videos for the gospel(later date, learn how to do animation in blender)</text:p>
        </text:list-item>
        <text:list-item>
          <text:p text:style-name="P37">videos for the doctrine(depends on above)</text:p>
        </text:list-item>
        <text:list-item>
          <text:p text:style-name="P37">Maybe a personal channel also??(maybe)</text:p>
        </text:list-item>
        <text:list-item>
          <text:p text:style-name="P37">Carousel and links to other parts of the website</text:p>
        </text:list-item>
      </text:list>
      <text:p text:style-name="P13"/>
      <text:p text:style-name="P13"/>
      <text:p text:style-name="P11">(Paltalk)</text:p>
      <text:p text:style-name="P13">Link for Mikes room ?? maybe depending whether he trusts it or not ??</text:p>
      <text:p text:style-name="P13">Link for my own room(in the future)</text:p>
      <text:p text:style-name="P11">(discord)</text:p>
      <text:p text:style-name="P13">Link for our discord channel &lt;weekends&gt;(long ways off in the future)</text:p>
      <text:p text:style-name="P11">(Reddit)</text:p>
      <text:p text:style-name="P13">Reddit posting maybe??</text:p>
      <text:p text:style-name="P13">our reddit account?</text:p>
      <text:p text:style-name="P11"/>
      <text:p text:style-name="P11">Our Closing Statements{About us}</text:p>
      <text:p text:style-name="P13">Who we are </text:p>
      <text:p text:style-name="P13">about how we got saved</text:p>
      <text:p text:style-name="P13">How we came to the doctrine </text:p>
      <text:p text:style-name="P13">other believers</text:p>
      <text:p text:style-name="P13"/>
      <text:p text:style-name="P11">About me </text:p>
      <text:p text:style-name="P13">story on our afflictions and temptations&lt;to teach others&gt;</text:p>
      <text:p text:style-name="P13"/>
      <text:p text:style-name="P11">Contact us </text:p>
      <text:p text:style-name="P13">our email </text:p>
      <text:p text:style-name="P13">discord </text:p>
      <text:p text:style-name="P13">Paltalk room </text:p>
      <text:p text:style-name="P13"/>
      <text:p text:style-name="P11">Finishing up</text:p>
      <text:p text:style-name="P13">Read proof every page.</text:p>
      <text:p text:style-name="P13"/>
      <text:p text:style-name="P13">Ensure all links are working </text:p>
      <text:p text:style-name="P13"/>
      <text:p text:style-name="P13">Check for bugs</text:p>
      <text:p text:style-name="P13"/>
      <text:p text:style-name="P13">Ensure that it has valid security</text:p>
      <text:p text:style-name="P13"/>
      <text:p text:style-name="P13">Check it works seemlessly </text:p>
      <text:p text:style-name="P13"/>
      <text:p text:style-name="P13">Share website with all possible believers so they can share it with friends family and known people.</text:p>
      <text:p text:style-name="P13"/>
      <text:p text:style-name="P13">Done!</text:p>
      <text:p text:style-name="P13"/>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_5b_Normal_5d_" style:display-name="[Normal]" style:family="paragraph">
      <style:paragraph-properties fo:margin-left="0cm" fo:margin-right="0cm" fo:text-align="start" style:justify-single-word="false" fo:text-indent="0cm" style:auto-text-indent="false" fo:background-color="transparent" style:text-autospace="none" style:writing-mode="lr-tb">
        <style:background-image/>
      </style:paragraph-properties>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fo:color="#292f33" style:font-name="Verdana" style:font-name-asian="Verdana" style:font-name-complex="Verdana"/>
    </style:style>
    <style:style style:name="H1" style:family="paragraph" style:parent-style-name="BODY" style:next-style-name="_5b_Normal_5d_">
      <style:paragraph-properties fo:margin-top="0.282cm" fo:margin-bottom="0.564cm"/>
      <style:text-properties style:use-window-font-color="true"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212cm" fo:margin-bottom="0.423cm"/>
      <style:text-properties style:use-window-font-color="true"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164cm" fo:margin-bottom="0.328cm"/>
      <style:text-properties style:use-window-font-color="true"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129cm" fo:margin-bottom="0.258cm"/>
      <style:text-properties style:use-window-font-color="true"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106cm" fo:margin-bottom="0.212cm"/>
      <style:text-properties style:use-window-font-color="true"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81cm" fo:margin-bottom="0.164cm"/>
      <style:text-properties style:use-window-font-color="true"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1.058cm" fo:margin-right="1.058cm" fo:margin-top="0.212cm" fo:margin-bottom="0.212cm" fo:text-indent="0cm" style:auto-text-indent="false"/>
      <style:text-properties style:use-window-font-color="true"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Hannon</meta:initial-creator>
    <meta:creation-date>2023-10-23T11:51:12.05</meta:creation-date>
    <meta:generator>OpenOffice/4.1.14$Win32 OpenOffice.org_project/4114m1$Build-9811</meta:generator>
    <dc:date>2023-11-20T23:19:13.48</dc:date>
    <dc:creator>Joseph Hannon</dc:creator>
    <meta:editing-duration>P2DT11H55M8S</meta:editing-duration>
    <meta:editing-cycles>76</meta:editing-cycles>
    <meta:document-statistic meta:table-count="0" meta:image-count="0" meta:object-count="0" meta:page-count="12" meta:paragraph-count="325" meta:word-count="5037" meta:character-count="27303"/>
  </office:meta>
</office:document-meta>
</file>